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YASCA INGENIEROS MINERIA Y CONSTRUCCION S.A.C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AY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YASCA VILLALBA CARLOS PELAY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WILBER AYASCA VILLALB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4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3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18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3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47706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2T22:37:41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